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04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1"/>
    <style:style style:name="ce1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uprising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office:value-type="string" calcext:value-type="string">
            <text:p>They are glass, they aren't supposed too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Writ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3-31T17:02:10.701000000</dc:date>
    <meta:editing-cycles>17</meta:editing-cycles>
    <meta:editing-duration>PT1H11M54S</meta:editing-duration>
    <meta:document-statistic meta:table-count="1" meta:cell-count="433" meta:object-count="0"/>
  </office:meta>
</office:document-meta>
</file>